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34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61"/>
    <style:style style:name="ce6" style:family="table-cell" style:parent-style-name="Default" style:data-style-name="N11"/>
    <style:style style:name="ce7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ull resul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 to loading point(m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l ESSI(mm) <text:s text:c="2"/></text:p>
          </table:table-cell>
          <table:table-cell table:style-name="ce1" office:value-type="float" office:value="-3.04038466525609" calcext:value-type="float">
            <text:p>-3.04E+000</text:p>
          </table:table-cell>
          <table:table-cell table:style-name="ce1" office:value-type="float" office:value="-0.31951643176622" calcext:value-type="float">
            <text:p>-3.20E-001</text:p>
          </table:table-cell>
          <table:table-cell table:style-name="ce1" office:value-type="float" office:value="-0.246663035781981" calcext:value-type="float">
            <text:p>-2.47E-001</text:p>
          </table:table-cell>
          <table:table-cell table:style-name="ce1" office:value-type="float" office:value="-0.13376407811748" calcext:value-type="float">
            <text:p>-1.34E-001</text:p>
          </table:table-cell>
          <table:table-cell table:style-name="ce1" office:value-type="float" office:value="-0.0884885529166409" calcext:value-type="float">
            <text:p>-8.85E-002</text:p>
          </table:table-cell>
          <table:table-cell table:style-name="ce1" office:value-type="float" office:value="-0.0595844572882009" calcext:value-type="float">
            <text:p>-5.96E-002</text:p>
          </table:table-cell>
          <table:table-cell table:style-name="ce1" office:value-type="float" office:value="-0.0411761112297792" calcext:value-type="float">
            <text:p>-4.12E-002</text:p>
          </table:table-cell>
          <table:table-cell table:style-name="ce1" office:value-type="float" office:value="-0.0282690504692315" calcext:value-type="float">
            <text:p>-2.83E-002</text:p>
          </table:table-cell>
          <table:table-cell table:style-name="ce1" office:value-type="float" office:value="-0.0184618152880146" calcext:value-type="float">
            <text:p>-1.85E-002</text:p>
          </table:table-cell>
          <table:table-cell table:style-name="ce1" office:value-type="float" office:value="-0.00997480644506131" calcext:value-type="float">
            <text:p>-9.97E-003</text:p>
          </table:table-cell>
          <table:table-cell table:style-name="ce1" office:value-type="float" office:value="-0.0015521628157053" calcext:value-type="float">
            <text:p>-1.55E-003</text:p>
          </table:table-cell>
        </table:table-row>
        <table:table-row table:style-name="ro1">
          <table:table-cell office:value-type="string" calcext:value-type="string">
            <text:p>Analytic(mm)</text:p>
          </table:table-cell>
          <table:table-cell table:style-name="ce2" office:value-type="string" calcext:value-type="string">
            <text:p>-Inf</text:p>
          </table:table-cell>
          <table:table-cell table:style-name="ce1" office:value-type="float" office:value="-2" calcext:value-type="float">
            <text:p>-2.00E+000</text:p>
          </table:table-cell>
          <table:table-cell table:style-name="ce1" office:value-type="float" office:value="-1" calcext:value-type="float">
            <text:p>-1.00E+000</text:p>
          </table:table-cell>
          <table:table-cell table:style-name="ce1" office:value-type="float" office:value="-0.666666666666667" calcext:value-type="float">
            <text:p>-6.67E-001</text:p>
          </table:table-cell>
          <table:table-cell table:style-name="ce1" office:value-type="float" office:value="-0.5" calcext:value-type="float">
            <text:p>-5.00E-001</text:p>
          </table:table-cell>
          <table:table-cell table:style-name="ce1" office:value-type="float" office:value="-0.4" calcext:value-type="float">
            <text:p>-4.00E-001</text:p>
          </table:table-cell>
          <table:table-cell table:style-name="ce1" office:value-type="float" office:value="-0.333333333333333" calcext:value-type="float">
            <text:p>-3.33E-001</text:p>
          </table:table-cell>
          <table:table-cell table:style-name="ce1" office:value-type="float" office:value="-0.285714285714286" calcext:value-type="float">
            <text:p>-2.86E-001</text:p>
          </table:table-cell>
          <table:table-cell table:style-name="ce1" office:value-type="float" office:value="-0.25" calcext:value-type="float">
            <text:p>-2.50E-001</text:p>
          </table:table-cell>
          <table:table-cell table:style-name="ce1" office:value-type="float" office:value="-0.222222222222222" calcext:value-type="float">
            <text:p>-2.22E-001</text:p>
          </table:table-cell>
          <table:table-cell table:style-name="ce1" office:value-type="float" office:value="-0.2" calcext:value-type="float">
            <text:p>-2.00E-001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table:style-name="ce6" table:formula="of:=ABS(([.C6]-[.C7])/[.C7])" office:value-type="percentage" office:value="0.84024178411689" calcext:value-type="percentage">
            <text:p>84.02%</text:p>
          </table:table-cell>
          <table:table-cell table:style-name="ce6" table:formula="of:=ABS(([.D6]-[.D7])/[.D7])" office:value-type="percentage" office:value="0.753336964218019" calcext:value-type="percentage">
            <text:p>75.33%</text:p>
          </table:table-cell>
          <table:table-cell table:style-name="ce6" table:formula="of:=ABS(([.E6]-[.E7])/[.E7])" office:value-type="percentage" office:value="0.79935388282378" calcext:value-type="percentage">
            <text:p>79.94%</text:p>
          </table:table-cell>
          <table:table-cell table:style-name="ce6" table:formula="of:=ABS(([.F6]-[.F7])/[.F7])" office:value-type="percentage" office:value="0.823022894166718" calcext:value-type="percentage">
            <text:p>82.30%</text:p>
          </table:table-cell>
          <table:table-cell table:style-name="ce6" table:formula="of:=ABS(([.G6]-[.G7])/[.G7])" office:value-type="percentage" office:value="0.851038856779498" calcext:value-type="percentage">
            <text:p>85.10%</text:p>
          </table:table-cell>
          <table:table-cell table:style-name="ce6" table:formula="of:=ABS(([.H6]-[.H7])/[.H7])" office:value-type="percentage" office:value="0.876471666310662" calcext:value-type="percentage">
            <text:p>87.65%</text:p>
          </table:table-cell>
          <table:table-cell table:style-name="ce6" table:formula="of:=ABS(([.I6]-[.I7])/[.I7])" office:value-type="percentage" office:value="0.90105832335769" calcext:value-type="percentage">
            <text:p>90.11%</text:p>
          </table:table-cell>
          <table:table-cell table:style-name="ce6" table:formula="of:=ABS(([.J6]-[.J7])/[.J7])" office:value-type="percentage" office:value="0.926152738847942" calcext:value-type="percentage">
            <text:p>92.62%</text:p>
          </table:table-cell>
          <table:table-cell table:style-name="ce6" table:formula="of:=ABS(([.K6]-[.K7])/[.K7])" office:value-type="percentage" office:value="0.955113370997224" calcext:value-type="percentage">
            <text:p>95.51%</text:p>
          </table:table-cell>
          <table:table-cell table:style-name="ce6" table:formula="of:=ABS(([.L6]-[.L7])/[.L7])" office:value-type="percentage" office:value="0.992239185921473" calcext:value-type="percentage">
            <text:p>99.22%</text:p>
          </table:table-cell>
        </table:table-row>
        <table:table-row table:style-name="ro1">
          <table:table-cell table:number-columns-repeated="5"/>
          <table:table-cell table:style-name="ce1" table:number-columns-repeated="7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Tidy format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 to loading point(m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l ESSI(mm) <text:s text:c="2"/></text:p>
          </table:table-cell>
          <table:table-cell table:style-name="ce3" office:value-type="float" office:value="-3.04038466525609" calcext:value-type="float">
            <text:p>-3.04</text:p>
          </table:table-cell>
          <table:table-cell table:style-name="ce3" office:value-type="float" office:value="-0.31951643176622" calcext:value-type="float">
            <text:p>-0.32</text:p>
          </table:table-cell>
          <table:table-cell table:style-name="ce3" office:value-type="float" office:value="-0.246663035781981" calcext:value-type="float">
            <text:p>-0.25</text:p>
          </table:table-cell>
          <table:table-cell table:style-name="ce3" office:value-type="float" office:value="-0.13376407811748" calcext:value-type="float">
            <text:p>-0.13</text:p>
          </table:table-cell>
          <table:table-cell table:style-name="ce3" office:value-type="float" office:value="-0.0884885529166409" calcext:value-type="float">
            <text:p>-0.09</text:p>
          </table:table-cell>
          <table:table-cell table:style-name="ce3" office:value-type="float" office:value="-0.0595844572882009" calcext:value-type="float">
            <text:p>-0.06</text:p>
          </table:table-cell>
          <table:table-cell table:style-name="ce3" office:value-type="float" office:value="-0.0411761112297792" calcext:value-type="float">
            <text:p>-0.04</text:p>
          </table:table-cell>
          <table:table-cell table:style-name="ce3" office:value-type="float" office:value="-0.0282690504692315" calcext:value-type="float">
            <text:p>-0.03</text:p>
          </table:table-cell>
          <table:table-cell table:style-name="ce3" office:value-type="float" office:value="-0.0184618152880146" calcext:value-type="float">
            <text:p>-0.02</text:p>
          </table:table-cell>
          <table:table-cell table:style-name="ce3" office:value-type="float" office:value="-0.00997480644506131" calcext:value-type="float">
            <text:p>-0.01</text:p>
          </table:table-cell>
          <table:table-cell table:style-name="ce3" office:value-type="float" office:value="-0.0015521628157053" calcext:value-type="float">
            <text:p>0.00</text:p>
          </table:table-cell>
        </table:table-row>
        <table:table-row table:style-name="ro1">
          <table:table-cell office:value-type="string" calcext:value-type="string">
            <text:p>Analytic(mm)</text:p>
          </table:table-cell>
          <table:table-cell table:style-name="ce4" office:value-type="string" calcext:value-type="string">
            <text:p>-Inf</text:p>
          </table:table-cell>
          <table:table-cell table:style-name="ce3" office:value-type="float" office:value="-2" calcext:value-type="float">
            <text:p>-2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office:value-type="float" office:value="-0.666666666666667" calcext:value-type="float">
            <text:p>-0.67</text:p>
          </table:table-cell>
          <table:table-cell table:style-name="ce3" office:value-type="float" office:value="-0.5" calcext:value-type="float">
            <text:p>-0.50</text:p>
          </table:table-cell>
          <table:table-cell table:style-name="ce3" office:value-type="float" office:value="-0.4" calcext:value-type="float">
            <text:p>-0.40</text:p>
          </table:table-cell>
          <table:table-cell table:style-name="ce3" office:value-type="float" office:value="-0.333333333333333" calcext:value-type="float">
            <text:p>-0.33</text:p>
          </table:table-cell>
          <table:table-cell table:style-name="ce3" office:value-type="float" office:value="-0.285714285714286" calcext:value-type="float">
            <text:p>-0.29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office:value-type="float" office:value="-0.222222222222222" calcext:value-type="float">
            <text:p>-0.22</text:p>
          </table:table-cell>
          <table:table-cell table:style-name="ce3" office:value-type="float" office:value="-0.2" calcext:value-type="float">
            <text:p>-0.2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table:style-name="ce7" table:formula="of:=ABS(([.C21]-[.C22])/[.C22])" office:value-type="percentage" office:value="0.84024178411689" calcext:value-type="percentage">
            <text:p>84%</text:p>
          </table:table-cell>
          <table:table-cell table:style-name="ce7" table:formula="of:=ABS(([.D21]-[.D22])/[.D22])" office:value-type="percentage" office:value="0.753336964218019" calcext:value-type="percentage">
            <text:p>75%</text:p>
          </table:table-cell>
          <table:table-cell table:style-name="ce7" table:formula="of:=ABS(([.E21]-[.E22])/[.E22])" office:value-type="percentage" office:value="0.79935388282378" calcext:value-type="percentage">
            <text:p>80%</text:p>
          </table:table-cell>
          <table:table-cell table:style-name="ce7" table:formula="of:=ABS(([.F21]-[.F22])/[.F22])" office:value-type="percentage" office:value="0.823022894166718" calcext:value-type="percentage">
            <text:p>82%</text:p>
          </table:table-cell>
          <table:table-cell table:style-name="ce7" table:formula="of:=ABS(([.G21]-[.G22])/[.G22])" office:value-type="percentage" office:value="0.851038856779498" calcext:value-type="percentage">
            <text:p>85%</text:p>
          </table:table-cell>
          <table:table-cell table:style-name="ce7" table:formula="of:=ABS(([.H21]-[.H22])/[.H22])" office:value-type="percentage" office:value="0.876471666310662" calcext:value-type="percentage">
            <text:p>88%</text:p>
          </table:table-cell>
          <table:table-cell table:style-name="ce7" table:formula="of:=ABS(([.I21]-[.I22])/[.I22])" office:value-type="percentage" office:value="0.90105832335769" calcext:value-type="percentage">
            <text:p>90%</text:p>
          </table:table-cell>
          <table:table-cell table:style-name="ce7" table:formula="of:=ABS(([.J21]-[.J22])/[.J22])" office:value-type="percentage" office:value="0.926152738847942" calcext:value-type="percentage">
            <text:p>93%</text:p>
          </table:table-cell>
          <table:table-cell table:style-name="ce7" table:formula="of:=ABS(([.K21]-[.K22])/[.K22])" office:value-type="percentage" office:value="0.955113370997224" calcext:value-type="percentage">
            <text:p>96%</text:p>
          </table:table-cell>
          <table:table-cell table:style-name="ce7" table:formula="of:=ABS(([.L21]-[.L22])/[.L22])" office:value-type="percentage" office:value="0.992239185921473" calcext:value-type="percentage">
            <text:p>99%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 table:number-rows-repeated="2">
          <table:table-cell/>
          <table:table-cell table:style-name="ce5" table:number-columns-repeated="5"/>
          <table:table-cell table:number-columns-repeated="6"/>
        </table:table-row>
        <table:table-row table:style-name="ro1">
          <table:table-cell/>
          <table:table-cell table:style-name="ce6" table:number-columns-repeated="5"/>
          <table:table-cell table:number-columns-repeated="6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table:style-name="ce1"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 style:data-style-name="N2" text:time-value="16:36:14.999321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2:58:21.025989984</meta:creation-date>
    <dc:date>2015-12-23T16:52:58.002508056</dc:date>
    <meta:editing-duration>PT53M6S</meta:editing-duration>
    <meta:editing-cycles>13</meta:editing-cycles>
    <meta:generator>LibreOffice/4.2.8.2$Linux_X86_64 LibreOffice_project/420m0$Build-2</meta:generator>
    <meta:document-statistic meta:table-count="1" meta:cell-count="96" meta:object-count="0"/>
  </office:meta>
</office:document-meta>
</file>